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660000017E2563BF9319C947D2.jpg" manifest:media-type="image/jpeg"/>
  <manifest:file-entry manifest:full-path="Pictures/100000000000037C00000240EC0A9A581C299C45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Изображение1" text:anchor-type="char" svg:width="17cm" svg:height="5.766cm" draw:z-index="0"><draw:image xlink:href="Pictures/10000000000004660000017E2563BF9319C947D2.jpg" xlink:type="simple" xlink:show="embed" xlink:actuate="onLoad" draw:mime-type="image/jpeg"/></draw:frame><draw:frame draw:style-name="fr1" draw:name="Изображение2" text:anchor-type="char" svg:x="0.755cm" svg:y="7.001cm" svg:width="15.734cm" svg:height="10.16cm" draw:z-index="1"><draw:image xlink:href="Pictures/100000000000037C00000240EC0A9A581C299C45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4T12:48:34.510000000</meta:creation-date>
    <dc:date>2025-09-24T12:49:58.134000000</dc:date>
    <meta:editing-duration>PT1M23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5.1.2$Windows_X86_64 LibreOffice_project/fcbaee479e84c6cd81291587d2ee68cba099e129</meta:generator>
  </office:meta>
</office:document-meta>
</file>